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0</text:p>
      <text:p text:style-name="Standard"/>
      <text:p text:style-name="Standard"/>
      <text:p text:style-name="P1">1) Write a procedure to find the factorial of the number.</text:p>
      <text:p text:style-name="P1">Hint: use only repeat loop</text:p>
      <text:p text:style-name="Standard"/>
      <text:p text:style-name="Standard">mysql&gt; delimiter $</text:p>
      <text:p text:style-name="Standard">mysql&gt; create procedure print(in n int)</text:p>
      <text:p text:style-name="Standard"><text:s text:c="4"/>-&gt; begin</text:p>
      <text:p text:style-name="Standard"><text:s text:c="4"/>-&gt; declare num int default 1;</text:p>
      <text:p text:style-name="Standard"><text:s text:c="4"/>-&gt; declare sum int default 1;</text:p>
      <text:p text:style-name="Standard"><text:s text:c="4"/>-&gt; repeat</text:p>
      <text:p text:style-name="Standard"><text:s text:c="4"/>-&gt; set sum=sum*num;</text:p>
      <text:p text:style-name="Standard"><text:s text:c="4"/>-&gt; set num=num+1;</text:p>
      <text:p text:style-name="Standard"><text:s text:c="4"/>-&gt; until num&gt;n</text:p>
      <text:p text:style-name="Standard"><text:s text:c="4"/>-&gt; end repeat;</text:p>
      <text:p text:style-name="Standard"><text:s text:c="4"/>-&gt; select sum;</text:p>
      <text:p text:style-name="Standard"><text:s text:c="4"/>-&gt; end$</text:p>
      <text:p text:style-name="Standard">Query OK, 0 rows affected (0.00 sec)</text:p>
      <text:p text:style-name="Standard"/>
      <text:p text:style-name="Standard">mysql&gt; delimiter;</text:p>
      <text:p text:style-name="Standard"><text:s text:c="4"/>-&gt; </text:p>
      <text:p text:style-name="Standard"><text:s text:c="4"/>-&gt; </text:p>
      <text:p text:style-name="Standard"><text:s text:c="4"/>-&gt; ^C</text:p>
      <text:p text:style-name="Standard">mysql&gt; delimiter;</text:p>
      <text:p text:style-name="Standard"><text:s text:c="4"/>-&gt; ^C</text:p>
      <text:p text:style-name="Standard">mysql&gt; delimiter ;</text:p>
      <text:p text:style-name="Standard">mysql&gt; call print(10);</text:p>
      <text:p text:style-name="Standard">+---------+</text:p>
      <text:p text:style-name="Standard">| sum <text:s text:c="4"/>|</text:p>
      <text:p text:style-name="Standard">+---------+</text:p>
      <text:p text:style-name="Standard">| 3628800 |</text:p>
      <text:p text:style-name="Standard">+---------+</text:p>
      <text:p text:style-name="Standard">1 row in set (0.00 sec)</text:p>
      <text:p text:style-name="Standard"/>
      <text:p text:style-name="Standard">Query OK, 0 rows affected (0.00 sec)</text:p>
      <text:p text:style-name="Standard"/>
      <text:p text:style-name="Standard">mysql&gt; call print(3);</text:p>
      <text:p text:style-name="Standard">+------+</text:p>
      <text:p text:style-name="Standard">| sum <text:s/>|</text:p>
      <text:p text:style-name="Standard">+------+</text:p>
      <text:p text:style-name="Standard">| <text:s text:c="3"/>6 |</text:p>
      <text:p text:style-name="Standard">+------+</text:p>
      <text:p text:style-name="Standard">1 row in set (0.00 sec)</text:p>
      <text:p text:style-name="Standard"/>
      <text:p text:style-name="Standard"/>
      <text:p text:style-name="P1">2) Create a procedure to find the sum of digits of the number passed as</text:p>
      <text:p text:style-name="P1">parameter to it.</text:p>
      <text:p text:style-name="P1">Hint: use while loop</text:p>
      <text:p text:style-name="Standard"/>
      <text:p text:style-name="Standard"/>
      <text:p text:style-name="Standard">mysql&gt; delimiter $</text:p>
      <text:p text:style-name="Standard"><text:soft-page-break/>mysql&gt; create procedure summ(in n int)</text:p>
      <text:p text:style-name="Standard"><text:s text:c="4"/>-&gt; begin</text:p>
      <text:p text:style-name="Standard"><text:s text:c="4"/>-&gt; declare num int default 1;</text:p>
      <text:p text:style-name="Standard"><text:s text:c="4"/>-&gt; declare sum int default 0;</text:p>
      <text:p text:style-name="Standard"><text:s text:c="4"/>-&gt; while num&lt;=n do</text:p>
      <text:p text:style-name="Standard"><text:s text:c="4"/>-&gt; set sum=sum+num;</text:p>
      <text:p text:style-name="Standard"><text:s text:c="4"/>-&gt; set num=num+1;</text:p>
      <text:p text:style-name="Standard"><text:s text:c="4"/>-&gt; end while;</text:p>
      <text:p text:style-name="Standard"><text:s text:c="4"/>-&gt; select sum;</text:p>
      <text:p text:style-name="Standard"><text:s text:c="4"/>-&gt; end$</text:p>
      <text:p text:style-name="Standard">Query OK, 0 rows affected (0.01 sec)</text:p>
      <text:p text:style-name="Standard"/>
      <text:p text:style-name="Standard">mysql&gt; delimiter ;</text:p>
      <text:p text:style-name="Standard">mysql&gt; call summ(10);</text:p>
      <text:p text:style-name="Standard">+------+</text:p>
      <text:p text:style-name="Standard">| sum <text:s/>|</text:p>
      <text:p text:style-name="Standard">+------+</text:p>
      <text:p text:style-name="Standard">| <text:s text:c="2"/>55 |</text:p>
      <text:p text:style-name="Standard">+------+</text:p>
      <text:p text:style-name="Standard">1 row in set (0.00 sec)</text:p>
      <text:p text:style-name="Standard"/>
      <text:p text:style-name="Standard"/>
      <text:p text:style-name="P1">3) Write a procedure to print the Fibonacci sequence using any kind of the loop.</text:p>
      <text:p text:style-name="P1">e.g. 0, 1, 1, 2, 3, 5, 8....</text:p>
      <text:p text:style-name="P1"/>
      <text:p text:style-name="Standard">mysql&gt; delimiter $</text:p>
      <text:p text:style-name="Standard">mysql&gt; create procedure fibo(in n int)</text:p>
      <text:p text:style-name="Standard"><text:s text:c="4"/>-&gt; begin</text:p>
      <text:p text:style-name="Standard"><text:s text:c="4"/>-&gt; declare num1 int default 0;</text:p>
      <text:p text:style-name="Standard"><text:s text:c="4"/>-&gt; declare num2 int default 1;</text:p>
      <text:p text:style-name="Standard"><text:s text:c="4"/>-&gt; declare num3 int default 0;</text:p>
      <text:p text:style-name="Standard"><text:s text:c="4"/>-&gt; declare cnt int default 0;</text:p>
      <text:p text:style-name="Standard"><text:s text:c="4"/>-&gt; select num1;</text:p>
      <text:p text:style-name="Standard"><text:s text:c="4"/>-&gt; select num2;</text:p>
      <text:p text:style-name="Standard"><text:s text:c="4"/>-&gt; while cnt&lt;=n-2 do</text:p>
      <text:p text:style-name="Standard"><text:s text:c="4"/>-&gt; set num3=num1+num2;</text:p>
      <text:p text:style-name="Standard"><text:s text:c="4"/>-&gt; set num1=num2;</text:p>
      <text:p text:style-name="Standard"><text:s text:c="4"/>-&gt; set num2=num3;</text:p>
      <text:p text:style-name="Standard"><text:s text:c="4"/>-&gt; select num3;</text:p>
      <text:p text:style-name="Standard"><text:s text:c="4"/>-&gt; set cnt=cnt+1;</text:p>
      <text:p text:style-name="Standard"><text:s text:c="4"/>-&gt; end while;</text:p>
      <text:p text:style-name="Standard"><text:s text:c="4"/>-&gt; end$</text:p>
      <text:p text:style-name="Standard">Query OK, 0 rows affected (0.01 sec)</text:p>
      <text:p text:style-name="Standard"/>
      <text:p text:style-name="Standard">mysql&gt; delimiter ;</text:p>
      <text:p text:style-name="Standard">mysql&gt; call fibo(5);</text:p>
      <text:p text:style-name="Standard">+------+</text:p>
      <text:p text:style-name="Standard">| num1 |</text:p>
      <text:p text:style-name="Standard">+------+</text:p>
      <text:p text:style-name="Standard">| <text:s text:c="3"/>0 |</text:p>
      <text:p text:style-name="Standard">+------+</text:p>
      <text:p text:style-name="Standard">1 row in set (0.00 sec)</text:p>
      <text:p text:style-name="Standard"><text:soft-page-break/></text:p>
      <text:p text:style-name="Standard">+------+</text:p>
      <text:p text:style-name="Standard">| num2 |</text:p>
      <text:p text:style-name="Standard">+------+</text:p>
      <text:p text:style-name="Standard">| <text:s text:c="3"/>1 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num3 |</text:p>
      <text:p text:style-name="Standard">+------+</text:p>
      <text:p text:style-name="Standard">| <text:s text:c="3"/>1 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num3 |</text:p>
      <text:p text:style-name="Standard">+------+</text:p>
      <text:p text:style-name="Standard">| <text:s text:c="3"/>2 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num3 |</text:p>
      <text:p text:style-name="Standard">+------+</text:p>
      <text:p text:style-name="Standard">| <text:s text:c="3"/>3 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num3 |</text:p>
      <text:p text:style-name="Standard">+------+</text:p>
      <text:p text:style-name="Standard">| <text:s text:c="3"/>5 |</text:p>
      <text:p text:style-name="Standard">+------+</text:p>
      <text:p text:style-name="Standard">1 row in set (0.00 sec)</text:p>
      <text:p text:style-name="Standard"/>
      <text:p text:style-name="Standard"/>
      <text:p text:style-name="Standard">mysql&gt; delimiter $</text:p>
      <text:p text:style-name="Standard">mysql&gt; create procedure odd(in n int)</text:p>
      <text:p text:style-name="Standard"><text:s text:c="4"/>-&gt; begin</text:p>
      <text:p text:style-name="Standard"><text:s text:c="4"/>-&gt; declare num int default 1;</text:p>
      <text:p text:style-name="Standard"><text:s text:c="4"/>-&gt; declare odd varchar(100);</text:p>
      <text:p text:style-name="Standard"><text:s text:c="4"/>-&gt; declare even varchar(100);</text:p>
      <text:p text:style-name="Standard"><text:s text:c="4"/>-&gt; while num&lt;=n do</text:p>
      <text:p text:style-name="Standard"><text:s text:c="4"/>-&gt; if(num%2=0)then</text:p>
      <text:p text:style-name="Standard"><text:s text:c="4"/>-&gt; set even=concat_ws(' ',even,num);</text:p>
      <text:p text:style-name="Standard"><text:s text:c="4"/>-&gt; else</text:p>
      <text:p text:style-name="Standard"><text:s text:c="4"/>-&gt; set odd=concat_ws(' ',odd,num);</text:p>
      <text:p text:style-name="Standard"><text:s text:c="4"/>-&gt; end if;</text:p>
      <text:p text:style-name="Standard"><text:s text:c="4"/>-&gt; set num=num+1;</text:p>
      <text:p text:style-name="Standard"><text:s text:c="4"/>-&gt; end while;</text:p>
      <text:p text:style-name="Standard"><text:s text:c="4"/>-&gt; select odd;</text:p>
      <text:p text:style-name="Standard"><text:soft-page-break/><text:s text:c="4"/>-&gt; select even;</text:p>
      <text:p text:style-name="Standard"><text:s text:c="4"/>-&gt; end$</text:p>
      <text:p text:style-name="Standard">Query OK, 0 rows affected (0.00 sec)</text:p>
      <text:p text:style-name="Standard"/>
      <text:p text:style-name="Standard">mysql&gt; delimiter ;</text:p>
      <text:p text:style-name="Standard">mysql&gt; call odd(10);</text:p>
      <text:p text:style-name="Standard">+-----------+</text:p>
      <text:p text:style-name="Standard">| odd <text:s text:c="6"/>|</text:p>
      <text:p text:style-name="Standard">+-----------+</text:p>
      <text:p text:style-name="Standard">| 1 3 5 7 9 |</text:p>
      <text:p text:style-name="Standard">+-----------+</text:p>
      <text:p text:style-name="Standard">1 row in set (0.00 sec)</text:p>
      <text:p text:style-name="Standard"/>
      <text:p text:style-name="Standard">+------------+</text:p>
      <text:p text:style-name="Standard">| even <text:s text:c="6"/>|</text:p>
      <text:p text:style-name="Standard">+------------+</text:p>
      <text:p text:style-name="Standard">| 2 4 6 8 10 |</text:p>
      <text:p text:style-name="Standard">+------------+</text:p>
      <text:p text:style-name="Standard">1 row in set (0.00 sec)</text:p>
      <text:p text:style-name="Standard"/>
      <text:p text:style-name="Standard"/>
      <text:p text:style-name="P1">4) Write a procedure to print all the odd and even numbers separately using</text:p>
      <text:p text:style-name="P1">same procedure.</text:p>
      <text:p text:style-name="Standard"/>
      <text:p text:style-name="Standard">mysql&gt; delimiter $</text:p>
      <text:p text:style-name="Standard">mysql&gt; create procedure oddeven(in n int)</text:p>
      <text:p text:style-name="Standard"><text:s text:c="4"/>-&gt; begin</text:p>
      <text:p text:style-name="Standard"><text:s text:c="4"/>-&gt; declare num int default 1;</text:p>
      <text:p text:style-name="Standard"><text:s text:c="4"/>-&gt; declare odd varchar(40);</text:p>
      <text:p text:style-name="Standard"><text:s text:c="4"/>-&gt; declare even varchar(40);</text:p>
      <text:p text:style-name="Standard"><text:s text:c="4"/>-&gt; while num&lt;=n do</text:p>
      <text:p text:style-name="Standard"><text:s text:c="4"/>-&gt; if(num%2=0)then</text:p>
      <text:p text:style-name="Standard"><text:s text:c="4"/>-&gt; set even=num;</text:p>
      <text:p text:style-name="Standard"><text:s text:c="4"/>-&gt; select even;</text:p>
      <text:p text:style-name="Standard"><text:s text:c="4"/>-&gt; end if;</text:p>
      <text:p text:style-name="Standard"><text:s text:c="4"/>-&gt; set num=num+1;</text:p>
      <text:p text:style-name="Standard"><text:s text:c="4"/>-&gt; end while;</text:p>
      <text:p text:style-name="Standard"><text:s text:c="4"/>-&gt; set num=1;</text:p>
      <text:p text:style-name="Standard"><text:s text:c="4"/>-&gt; while num&lt;=n do</text:p>
      <text:p text:style-name="Standard"><text:s text:c="4"/>-&gt; if(num%2!=0)then</text:p>
      <text:p text:style-name="Standard"><text:s text:c="4"/>-&gt; set odd=num;</text:p>
      <text:p text:style-name="Standard"><text:s text:c="4"/>-&gt; select odd;</text:p>
      <text:p text:style-name="Standard"><text:s text:c="4"/>-&gt; end if;</text:p>
      <text:p text:style-name="Standard"><text:s text:c="4"/>-&gt; set num=num+1;</text:p>
      <text:p text:style-name="Standard"><text:s text:c="4"/>-&gt; end while;</text:p>
      <text:p text:style-name="Standard"><text:s text:c="4"/>-&gt; end$</text:p>
      <text:p text:style-name="Standard">Query OK, 0 rows affected (0.01 sec)</text:p>
      <text:p text:style-name="Standard"/>
      <text:p text:style-name="Standard">mysql&gt; delimiter ;</text:p>
      <text:p text:style-name="Standard">mysql&gt; call oddeven(10);</text:p>
      <text:p text:style-name="Standard">+------+</text:p>
      <text:p text:style-name="Standard">| even |</text:p>
      <text:p text:style-name="Standard"><text:soft-page-break/>+------+</text:p>
      <text:p text:style-name="Standard">| 2 <text:s text:c="3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even |</text:p>
      <text:p text:style-name="Standard">+------+</text:p>
      <text:p text:style-name="Standard">| 4 <text:s text:c="3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even |</text:p>
      <text:p text:style-name="Standard">+------+</text:p>
      <text:p text:style-name="Standard">| 6 <text:s text:c="3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even |</text:p>
      <text:p text:style-name="Standard">+------+</text:p>
      <text:p text:style-name="Standard">| 8 <text:s text:c="3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even |</text:p>
      <text:p text:style-name="Standard">+------+</text:p>
      <text:p text:style-name="Standard">| 10 <text:s text:c="2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odd <text:s/>|</text:p>
      <text:p text:style-name="Standard">+------+</text:p>
      <text:p text:style-name="Standard">| 1 <text:s text:c="3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odd <text:s/>|</text:p>
      <text:p text:style-name="Standard">+------+</text:p>
      <text:p text:style-name="Standard">| 3 <text:s text:c="3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odd <text:s/>|</text:p>
      <text:p text:style-name="Standard">+------+</text:p>
      <text:p text:style-name="Standard">| 5 <text:s text:c="3"/>|</text:p>
      <text:p text:style-name="Standard">+------+</text:p>
      <text:p text:style-name="Standard"><text:soft-page-break/>1 row in set (0.00 sec)</text:p>
      <text:p text:style-name="Standard"/>
      <text:p text:style-name="Standard">+------+</text:p>
      <text:p text:style-name="Standard">| odd <text:s/>|</text:p>
      <text:p text:style-name="Standard">+------+</text:p>
      <text:p text:style-name="Standard">| 7 <text:s text:c="3"/>|</text:p>
      <text:p text:style-name="Standard">+------+</text:p>
      <text:p text:style-name="Standard">1 row in set (0.00 sec)</text:p>
      <text:p text:style-name="Standard"/>
      <text:p text:style-name="Standard">+------+</text:p>
      <text:p text:style-name="Standard">| odd <text:s/>|</text:p>
      <text:p text:style-name="Standard">+------+</text:p>
      <text:p text:style-name="Standard">| 9 <text:s text:c="3"/>|</text:p>
      <text:p text:style-name="Standard">+------+</text:p>
      <text:p text:style-name="Standard">1 row in set (0.00 sec)</text:p>
      <text:p text:style-name="Standard"/>
      <text:p text:style-name="Standard">Query OK, 0 rows affected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0:53:09.299125823</meta:creation-date>
    <dc:date>2024-05-01T00:59:01.527929494</dc:date>
    <meta:editing-duration>PT1H57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239" meta:word-count="836" meta:character-count="4100" meta:non-whitespace-character-count="3197"/>
  </office:meta>
</office:document-meta>
</file>